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0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8, 1870</text:p>
      <text:p text:style-name="P5">Month<text:tab/><text:tab/><text:tab/><text:tab/><text:tab/><text:tab/>July</text:p>
      <text:p text:style-name="P5">Year<text:tab/><text:tab/><text:tab/><text:tab/><text:tab/><text:tab/>1870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of the manuscript is also available in Box 19, FF 16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3">Monday July 28<text:span text:style-name="T1">th</text:span><text:span text:style-name="T2"> 1870/</text:span></text:p>
      <text:p text:style-name="P6">Dear Father/</text:p>
      <text:p text:style-name="P6"><text:tab/>I new that you would be/ very anxious to hear from us. <text:s/>We are very/ well all of us. <text:s/>And I hope you got to Cape/ May Safe[sic!] and better. <text:s/>Mother is going/ to write to you very soon. <text:s/>We were all/ very good all day. <text:s/>I came down to aunt/ Clare's house at six-o-clocks[sic!] in the morning./ <text:s/>I did not know it was as early as that./ <text:s/>I eat for my breakfast a boiled eggs &amp; some/ stewd[sic!] tomatoes and three large slices of bread/ and butter. <text:s/>And then finished my meal with/ aunt Joe, and Cousin Josephine. <text:s/>I went to/ market with aunt Clara. <text:s/>You need not/ be at all uneasy about me, for I am going/ to be as very good boy while your away./ <text:s/>We all send our love to you./ <text:s/>Your affectionate son/ Henry S Morais./</text:p>
      <text:p text:style-name="P6">I am writing this letter at aunt Clara's or mother/ would have written in this lett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1:20:05.12</meta:creation-date>
    <dc:date>2012-04-02T11:47:52.57</dc:date>
    <dc:creator>Penn Libraries</dc:creator>
    <meta:editing-duration>PT00H07M2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337" meta:character-count="2149"/>
  </office:meta>
</office:document-meta>
</file>